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754FB8DA3BAF32F076.png" manifest:media-type="image/png"/>
  <manifest:file-entry manifest:full-path="Pictures/100002010000049D000007D787BB9010B2AF0F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7.434cm" fo:min-width="1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25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19cm" fo:min-width="0.1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19cm" fo:min-width="0.17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4cm, 0cm, 6.21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07cm, 0cm, 0.077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632cm" fo:min-width="5.42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vertical-align="middle" draw:auto-grow-height="false" fo:min-height="0.1cm" fo:min-width="0.114cm"/>
    </style:style>
    <style:style style:name="gr9" style:family="graphic" style:parent-style-name="standard">
      <style:graphic-properties svg:stroke-width="0.018cm" svg:stroke-color="#000000" draw:marker-start-width="0.228cm" draw:marker-end-width="0.228cm" draw:fill-color="#a6cee3" draw:textarea-vertical-align="middle" draw:auto-grow-height="false" fo:min-height="0.08cm" fo:min-width="0.094cm" fo:padding-top="0.01cm" fo:padding-bottom="0.01cm" fo:padding-left="0.01cm" fo:padding-right="0.01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1f78b4" draw:textarea-vertical-align="middle" draw:auto-grow-height="false" fo:min-height="0.082cm" fo:min-width="0.096cm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color="#000000" draw:fill="none" draw:fill-color="#ffffff" fo:min-height="0.6cm" fo:min-width="3.465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e6ab02" draw:textarea-vertical-align="middle" draw:auto-grow-height="false" fo:min-height="0.082cm" fo:min-width="0.096cm" fo:padding-top="0.009cm" fo:padding-bottom="0.009cm" fo:padding-left="0.009cm" fo:padding-right="0.00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a6761d" draw:textarea-vertical-align="middle" draw:auto-grow-height="false" fo:min-height="0.082cm" fo:min-width="0.096cm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color="#000000" draw:fill="none" draw:fill-color="#ffffff" fo:min-height="0.319cm" fo:min-width="0.18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9.779cm" fo:min-width="8.9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893cm, 0.173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fo:max-height="0cm" fo:min-height="0.551cm" fo:min-width="4.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276cm" fo:min-width="1.386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3.315cm" fo:min-width="7.205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276cm" fo:min-width="1.238cm"/>
      <style:paragraph-properties style:writing-mode="lr-tb"/>
    </style:style>
    <style:style style:name="gr21" style:family="graphic" style:parent-style-name="standard">
      <style:graphic-properties draw:stroke="none" svg:stroke-color="#696969" draw:fill-color="#cccccc" draw:textarea-vertical-align="middle" draw:auto-grow-height="false" fo:min-height="0.8cm" fo:min-width="0.622cm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085cm" fo:min-width="0cm" fo:padding-top="0.134cm" fo:padding-bottom="0.134cm" fo:padding-left="0.259cm" fo:padding-right="0.259cm"/>
    </style:style>
    <style:style style:name="gr23" style:family="graphic" style:parent-style-name="standard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-color="#756bb1" draw:textarea-horizontal-align="justify" draw:textarea-vertical-align="middle" draw:auto-grow-height="false" fo:min-height="0.015cm" fo:min-width="0.026cm"/>
    </style:style>
    <style:style style:name="gr25" style:family="graphic" style:parent-style-name="standard">
      <style:graphic-properties draw:stroke="none" draw:fill-color="#756bb1" draw:textarea-horizontal-align="justify" draw:textarea-vertical-align="middle" draw:auto-grow-height="false" fo:min-height="0.014cm" fo:min-width="0.025cm"/>
    </style:style>
    <style:style style:name="gr26" style:family="graphic" style:parent-style-name="standard">
      <style:graphic-properties draw:stroke="none" draw:fill-color="#dddddd" draw:textarea-horizontal-align="justify" draw:textarea-vertical-align="middle" draw:auto-grow-height="false" fo:min-height="0.108cm" fo:min-width="0.063cm"/>
    </style:style>
    <style:style style:name="gr27" style:family="graphic" style:parent-style-name="standard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30" style:family="graphic" style:parent-style-name="standard">
      <style:graphic-properties svg:stroke-width="0.018cm" svg:stroke-color="#808080" draw:marker-start-width="0.227cm" draw:marker-end-width="0.227cm" draw:fill="none" draw:textarea-vertical-align="middle" draw:auto-grow-height="false" fo:min-height="0.835cm" fo:min-width="0cm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  <style:paragraph-properties style:writing-mode="lr-tb"/>
    </style:style>
    <style:style style:name="gr33" style:family="graphic" style:parent-style-name="objectwithoutfill">
      <style:graphic-properties svg:stroke-width="0.106cm" svg:stroke-color="#cccccc" draw:marker-start-width="0.359cm" draw:marker-end="Symmetric_20_Arrow" draw:marker-end-width="0.259cm" draw:fill="none" draw:textarea-vertical-align="middle" fo:padding-top="0.053cm" fo:padding-bottom="0.053cm" fo:padding-left="0.053cm" fo:padding-right="0.053cm"/>
    </style:style>
    <style:style style:name="gr34" style:family="graphic" style:parent-style-name="objectwithoutfill">
      <style:graphic-properties svg:stroke-width="0.035cm" svg:stroke-color="#4dac26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35" style:family="graphic" style:parent-style-name="objectwithoutfill">
      <style:graphic-properties svg:stroke-width="0.035cm" svg:stroke-color="#d01c8b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36" style:family="graphic" style:parent-style-name="standard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0.53cm" fo:min-width="1.307cm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18cm" svg:stroke-color="#ffcc99" draw:marker-start-width="0.227cm" draw:marker-end-width="0.227cm" draw:fill="solid" draw:fill-color="#ffffff" draw:opacity="100%" draw:textarea-horizontal-align="justify" draw:textarea-vertical-align="middle" draw:auto-grow-height="false" fo:min-height="0.266cm" fo:min-width="1.112cm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fo:min-height="0.551cm" fo:min-width="1.865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52cm" draw:marker-end-width="0.252cm" draw:fill-color="#d3d3d3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0" style:family="graphic" style:parent-style-name="standard">
      <style:graphic-properties draw:stroke="none" svg:stroke-width="0.018cm" draw:fill-color="#808080" draw:textarea-horizontal-align="justify" draw:textarea-vertical-align="middle" draw:auto-grow-height="false" fo:min-height="0.219cm" fo:min-width="0.067cm"/>
    </style:style>
    <style:style style:name="gr41" style:family="graphic" style:parent-style-name="standard">
      <style:graphic-properties svg:stroke-width="0.018cm" svg:stroke-color="#a9a9a9" draw:marker-start-width="0.359cm" draw:marker-end-width="0.359cm" draw:fill-color="#d3d3d3" draw:textarea-vertical-align="middle" fo:padding-top="0.134cm" fo:padding-bottom="0.134cm" fo:padding-left="0.259cm" fo:padding-right="0.259cm"/>
    </style:style>
    <style:style style:name="gr42" style:family="graphic" style:parent-style-name="standard">
      <style:graphic-properties draw:stroke="none" svg:stroke-width="0.018cm" draw:fill-color="#c0c0c0" draw:textarea-horizontal-align="justify" draw:textarea-vertical-align="middle" draw:auto-grow-height="false" fo:min-height="0.038cm" fo:min-width="0.038cm"/>
    </style:style>
    <style:style style:name="gr43" style:family="graphic" style:parent-style-name="standard">
      <style:graphic-properties draw:stroke="solid" svg:stroke-width="0.018cm" svg:stroke-color="#000000" draw:marker-start-width="0.252cm" draw:marker-end-width="0.252cm" draw:fill-color="#f0ffff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18cm" svg:stroke-color="#000000" draw:marker-start-width="0.252cm" draw:marker-end-width="0.252cm" draw:fill-color="#faebd7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45" style:family="graphic" style:parent-style-name="standard">
      <style:graphic-properties draw:stroke="none" draw:fill-color="#cccccc" draw:textarea-horizontal-align="justify" draw:textarea-vertical-align="middle" draw:auto-grow-height="false" fo:min-height="0.324cm" fo:min-width="0.177cm"/>
    </style:style>
    <style:style style:name="gr46" style:family="graphic" style:parent-style-name="standard">
      <style:graphic-properties draw:stroke="none" draw:fill-color="#cccccc" draw:textarea-vertical-align="middle" draw:auto-grow-height="false" fo:min-height="0.699cm" fo:min-width="0.801cm"/>
    </style:style>
    <style:style style:name="gr47" style:family="graphic" style:parent-style-name="standard">
      <style:graphic-properties draw:stroke="none" svg:stroke-color="#000000" draw:fill="none" draw:fill-color="#ffffff" fo:min-height="0.276cm" fo:min-width="1.399cm"/>
      <style:paragraph-properties style:writing-mode="lr-tb"/>
    </style:style>
    <style:style style:name="gr48" style:family="graphic" style:parent-style-name="standard">
      <style:graphic-properties draw:stroke="none" svg:stroke-color="#cccccc" draw:fill="solid" draw:fill-color="#cccccc" draw:textarea-horizontal-align="justify" draw:textarea-vertical-align="middle" draw:auto-grow-height="false" fo:min-height="0.128cm" fo:min-width="0.6cm"/>
    </style:style>
    <style:style style:name="gr49" style:family="graphic" style:parent-style-name="standard">
      <style:graphic-properties draw:stroke="none" svg:stroke-color="#cccccc" draw:fill="solid" draw:fill-color="#cccccc" draw:textarea-horizontal-align="justify" draw:textarea-vertical-align="middle" draw:auto-grow-height="false" fo:min-height="0.128cm" fo:min-width="0.273cm"/>
    </style:style>
    <style:style style:name="gr50" style:family="graphic" style:parent-style-name="standard">
      <style:graphic-properties svg:stroke-width="0.018cm" svg:stroke-color="#000000" draw:marker-start-width="0.227cm" draw:marker-end-width="0.227cm" draw:fill-color="#ffd700" draw:textarea-vertical-align="middle" draw:auto-grow-height="false" fo:min-height="0.082cm" fo:min-width="0.096cm" fo:padding-top="0.009cm" fo:padding-bottom="0.009cm" fo:padding-left="0.009cm" fo:padding-right="0.009cm"/>
    </style:style>
    <style:style style:name="gr51" style:family="graphic" style:parent-style-name="standard">
      <style:graphic-properties draw:stroke="none" draw:fill-color="#000000" draw:textarea-vertical-align="middle" draw:auto-grow-height="false" fo:min-height="0.1cm" fo:min-width="0.11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7pt" style:font-size-complex="7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a6cee3"/>
      <style:paragraph-properties fo:text-align="center"/>
    </style:style>
    <style:style style:name="P9" style:family="paragraph">
      <loext:graphic-properties draw:fill-color="#1f78b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11" style:family="paragraph">
      <loext:graphic-properties draw:fill-color="#e6ab02"/>
      <style:paragraph-properties fo:text-align="center"/>
    </style:style>
    <style:style style:name="P12" style:family="paragraph">
      <loext:graphic-properties draw:fill-color="#a6761d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Arial" fo:font-size="5pt"/>
    </style:style>
    <style:style style:name="P14" style:family="paragraph">
      <loext:graphic-properties draw:fill-color="#cccccc"/>
      <style:paragraph-properties fo:text-align="center"/>
      <style:text-properties style:font-name="Arial" fo:font-size="5pt"/>
    </style:style>
    <style:style style:name="P15" style:family="paragraph">
      <loext:graphic-properties draw:fill-color="#999999"/>
      <style:paragraph-properties fo:text-align="center"/>
      <style:text-properties style:font-name="Arial" fo:font-size="5pt"/>
    </style:style>
    <style:style style:name="P16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17" style:family="paragraph">
      <loext:graphic-properties draw:fill-color="#756bb1"/>
      <style:paragraph-properties fo:text-align="center"/>
      <style:text-properties style:font-name="Arial" fo:font-size="5pt"/>
    </style:style>
    <style:style style:name="P18" style:family="paragraph">
      <loext:graphic-properties draw:fill-color="#dddddd"/>
      <style:paragraph-properties fo:text-align="center"/>
      <style:text-properties style:font-name="Arial" fo:font-size="5pt"/>
    </style:style>
    <style:style style:name="P19" style:family="paragraph"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20" style:family="paragraph">
      <loext:graphic-properties draw:fill-color="#ffcc00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21" style:family="paragraph">
      <loext:graphic-properties draw:fill-color="#cccccc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4dac26" style:font-name="Arial" fo:font-size="7pt" style:font-size-asian="7pt" style:font-size-complex="7pt"/>
    </style:style>
    <style:style style:name="P23" style:family="paragraph">
      <loext:graphic-properties draw:fill="none" draw:fill-color="#ffffff"/>
      <style:paragraph-properties style:writing-mode="lr-tb"/>
      <style:text-properties fo:color="#d01c8b" style:font-name="Arial" fo:font-size="7pt" style:font-size-asian="7pt" style:font-size-complex="7pt"/>
    </style:style>
    <style:style style:name="P2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style:font-name="Arial" fo:font-size="7pt" fo:background-color="#ffffff" style:font-size-asian="7pt" style:font-size-complex="7pt"/>
    </style:style>
    <style:style style:name="P26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27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Arial" fo:font-size="7pt" fo:background-color="#ffffff" style:font-size-asian="7pt" style:font-size-complex="7pt"/>
    </style:style>
    <style:style style:name="P29" style:family="paragraph">
      <loext:graphic-properties draw:fill-color="#d3d3d3"/>
      <style:paragraph-properties fo:text-align="center"/>
      <style:text-properties style:font-name="Arial" fo:font-size="5pt"/>
    </style:style>
    <style:style style:name="P30" style:family="paragraph">
      <loext:graphic-properties draw:fill-color="#808080"/>
      <style:paragraph-properties fo:text-align="center"/>
      <style:text-properties style:font-name="Arial" fo:font-size="5pt"/>
    </style:style>
    <style:style style:name="P31" style:family="paragraph">
      <loext:graphic-properties draw:fill-color="#c0c0c0"/>
      <style:paragraph-properties fo:text-align="center"/>
      <style:text-properties style:font-name="Arial" fo:font-size="5pt"/>
    </style:style>
    <style:style style:name="P32" style:family="paragraph">
      <loext:graphic-properties draw:fill-color="#f0ffff"/>
      <style:paragraph-properties fo:text-align="center"/>
      <style:text-properties style:font-name="Arial" fo:font-size="5pt"/>
    </style:style>
    <style:style style:name="P33" style:family="paragraph">
      <loext:graphic-properties draw:fill-color="#faebd7"/>
      <style:paragraph-properties fo:text-align="center"/>
      <style:text-properties style:font-name="Arial" fo:font-size="5pt"/>
    </style:style>
    <style:style style:name="P34" style:family="paragraph">
      <loext:graphic-properties draw:fill-color="#cccccc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808080" style:font-name="Arial" fo:font-size="7pt" style:font-size-asian="7pt" style:font-size-complex="7pt"/>
    </style:style>
    <style:style style:name="P36" style:family="paragraph">
      <loext:graphic-properties draw:fill="solid" draw:fill-color="#cccccc"/>
      <style:paragraph-properties fo:text-align="center"/>
    </style:style>
    <style:style style:name="P37" style:family="paragraph">
      <loext:graphic-properties draw:fill-color="#ffd700"/>
      <style:paragraph-properties fo:text-align="cente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font-weight="bold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8c9e3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style:font-name="Arial" fo:font-size="2pt" style:font-size-asian="2pt" style:font-size-complex="2pt"/>
    </style:style>
    <style:style style:name="T7" style:family="text">
      <style:text-properties fo:color="#1f78b4" style:font-name="Arial" fo:font-size="7pt" style:font-size-asian="7pt" style:font-size-complex="7pt"/>
    </style:style>
    <style:style style:name="T8" style:family="text">
      <style:text-properties fo:font-variant="normal" fo:text-transform="none" fo:color="#e6ab02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6761d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style:font-name="Arial" fo:font-size="7pt" style:font-size-asian="7pt" style:font-size-complex="7pt"/>
    </style:style>
    <style:style style:name="T13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4" style:family="text">
      <style:text-properties fo:color="#4dac26" style:font-name="Arial" fo:font-size="7pt" style:font-size-asian="7pt" style:font-size-complex="7pt"/>
    </style:style>
    <style:style style:name="T15" style:family="text">
      <style:text-properties fo:color="#d01c8b" style:font-name="Arial" fo:font-size="7pt" style:font-size-asian="7pt" style:font-size-complex="7pt"/>
    </style:style>
    <style:style style:name="T16" style:family="text">
      <style:text-properties style:text-position="-33% 58%" style:font-name="Arial" fo:font-size="7pt" style:font-size-asian="7pt" style:font-size-complex="7pt"/>
    </style:style>
    <style:style style:name="T17" style:family="text">
      <style:text-properties fo:color="#000000" style:font-name="Arial" fo:font-size="7pt" fo:background-color="#ffffff" style:font-size-asian="7pt" style:font-size-complex="7pt"/>
    </style:style>
    <style:style style:name="T18" style:family="text">
      <style:text-properties style:font-name="Arial" fo:font-size="7pt" fo:background-color="#ffffff" style:font-size-asian="7pt" style:font-size-complex="7pt"/>
    </style:style>
    <style:style style:name="T19" style:family="text">
      <style:text-properties fo:color="#808080"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7.434cm" svg:x="5.537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9.998cm" svg:height="3.74cm" svg:x="5.538cm" svg:y="1.916cm">
          <draw:image xlink:href="Pictures/100002010000049D000007D787BB9010B2AF0FFD.png" xlink:type="simple" xlink:show="embed" xlink:actuate="onLoad" loext:mime-type="image/png">
            <text:p/>
          </draw:image>
        </draw:frame>
        <draw:frame draw:style-name="gr3" draw:text-style-name="P3" draw:layer="layout" svg:width="0.167cm" svg:height="0.319cm" svg:x="5.71cm" svg:y="1.957cm">
          <draw:text-box>
            <text:p><text:span text:style-name="T1">a</text:span></text:p>
          </draw:text-box>
        </draw:frame>
        <draw:frame draw:style-name="gr4" draw:text-style-name="P3" draw:layer="layout" svg:width="0.176cm" svg:height="0.319cm" svg:x="10.911cm" svg:y="1.957cm">
          <draw:text-box>
            <text:p><text:span text:style-name="T1">b</text:span></text:p>
          </draw:text-box>
        </draw:frame>
        <draw:frame draw:style-name="gr5" draw:text-style-name="P2" draw:layer="layout" svg:width="9.998cm" svg:height="6.73cm" svg:x="5.538cm" svg:y="6.76cm">
          <draw:image xlink:href="Pictures/100002010000049D000007D787BB9010B2AF0FFD.png" xlink:type="simple" xlink:show="embed" xlink:actuate="onLoad" loext:mime-type="image/png">
            <text:p/>
          </draw:image>
        </draw:frame>
        <draw:frame draw:style-name="gr6" draw:text-style-name="P2" draw:layer="layout" svg:width="9.998cm" svg:height="5.206cm" svg:x="5.538cm" svg:y="13.762cm">
          <draw:image xlink:href="Pictures/100002010000049D000007D787BB9010B2AF0FFD.png" xlink:type="simple" xlink:show="embed" xlink:actuate="onLoad" loext:mime-type="image/png">
            <text:p/>
          </draw:image>
        </draw:frame>
        <draw:frame draw:style-name="gr3" draw:text-style-name="P4" draw:layer="layout" svg:width="0.167cm" svg:height="0.319cm" svg:x="5.71cm" svg:y="13.519cm">
          <draw:text-box>
            <text:p><text:span text:style-name="T2">e</text:span></text:p>
          </draw:text-box>
        </draw:frame>
        <draw:frame draw:style-name="gr3" draw:text-style-name="P4" draw:layer="layout" svg:width="0.167cm" svg:height="0.319cm" svg:x="10.916cm" svg:y="13.519cm">
          <draw:text-box>
            <text:p><text:span text:style-name="T2">f</text:span></text:p>
          </draw:text-box>
        </draw:frame>
        <draw:g>
          <draw:frame draw:style-name="gr7" draw:text-style-name="P6" draw:layer="layout" svg:width="5.42cm" svg:height="0.632cm" svg:x="6.127cm" svg:y="6.147cm">
            <draw:text-box>
              <text:p text:style-name="P5"><text:span text:style-name="T3"><text:s text:c="5"/></text:span><text:span text:style-name="T3">= </text:span><text:span text:style-name="T3">30</text:span><text:span text:style-name="T3">,Q </text:span><text:span text:style-name="T3">= </text:span><text:span text:style-name="T3">13 </text:span><text:span text:style-name="T3"><text:s text:c="5"/></text:span><text:span text:style-name="T3"><text:s text:c="2"/></text:span><text:span text:style-name="T4">= </text:span><text:span text:style-name="T4">30</text:span><text:span text:style-name="T4">,Q </text:span><text:span text:style-name="T4">= </text:span><text:span text:style-name="T4">2(r</text:span><text:span text:style-name="T4">ef. </text:span><text:span text:style-name="T4">= </text:span><text:span text:style-name="T4">6 </text:span><text:span text:style-name="T4">ms</text:span><text:span text:style-name="T4">)</text:span><text:span text:style-name="T5"> <text:s text:c="3"/></text:span><text:span text:style-name="T5"><text:s text:c="3"/></text:span></text:p>
              <text:p text:style-name="P5"><text:span text:style-name="T6"/></text:p>
              <text:p text:style-name="P5"><text:span text:style-name="T7"><text:s text:c="5"/></text:span><text:span text:style-name="T7"><text:s text:c="5"/></text:span><text:span text:style-name="T7"><text:s text:c="5"/></text:span><text:span text:style-name="T7"><text:s text:c="5"/></text:span><text:span text:style-name="T7"><text:s text:c="5"/></text:span><text:span text:style-name="T7">= </text:span><text:span text:style-name="T7">30</text:span><text:span text:style-name="T7">,Q </text:span><text:span text:style-name="T7">= </text:span><text:span text:style-name="T7">2(r</text:span><text:span text:style-name="T7">ef. </text:span><text:span text:style-name="T7">= </text:span><text:span text:style-name="T7">2 </text:span><text:span text:style-name="T7">ms</text:span><text:span text:style-name="T7">)</text:span></text:p>
            </draw:text-box>
          </draw:frame>
          <draw:custom-shape draw:style-name="gr8" draw:text-style-name="P7" draw:layer="layout" svg:width="0.3cm" svg:height="0.3cm" svg:x="6.308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9" draw:text-style-name="P8" draw:layer="layout" svg:width="0.3cm" svg:height="0.3cm" svg:x="8.131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" draw:text-style-name="P9" draw:layer="layout" svg:width="0.3cm" svg:height="0.3cm" svg:x="8.131cm" svg:y="6.44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frame draw:style-name="gr11" draw:text-style-name="P10" draw:layer="layout" svg:width="3.465cm" svg:height="0.6cm" svg:x="11.447cm" svg:y="6.145cm">
            <draw:text-box>
              <text:p><text:span text:style-name="T3"><text:s text:c="4"/></text:span><text:span text:style-name="T8"><text:s/></text:span><text:span text:style-name="T8">= 80,Q = 13</text:span><text:span text:style-name="T3"> <text:s text:c="7"/></text:span><text:span text:style-name="T9">= 80,Q = 30</text:span></text:p>
            </draw:text-box>
          </draw:frame>
          <draw:custom-shape draw:style-name="gr12" draw:text-style-name="P11" draw:layer="layout" svg:width="0.3cm" svg:height="0.3cm" svg:x="11.479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3" draw:text-style-name="P12" draw:layer="layout" svg:width="0.3cm" svg:height="0.3cm" svg:x="13.311cm" svg:y="6.06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14" draw:text-style-name="P4" draw:layer="layout" svg:width="0.18cm" svg:height="0.319cm" svg:x="5.703cm" svg:y="5.657cm">
          <draw:text-box>
            <text:p><text:span text:style-name="T2">c</text:span></text:p>
          </draw:text-box>
        </draw:frame>
        <draw:frame draw:style-name="gr14" draw:text-style-name="P4" draw:layer="layout" svg:width="0.18cm" svg:height="0.319cm" svg:x="10.909cm" svg:y="5.657cm">
          <draw:text-box>
            <text:p><text:span text:style-name="T2">d</text:span></text:p>
          </draw:text-box>
        </draw:frame>
      </draw:page>
      <draw:page draw:name="page2" draw:style-name="dp1" draw:master-page-name="Default">
        <draw:custom-shape draw:style-name="gr15" draw:text-style-name="P1" draw:layer="layout" svg:width="8.9cm" svg:height="9.779cm" svg:x="2.013cm" svg:y="1.889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8.723cm" svg:height="4.602cm" svg:x="2.102cm" svg:y="7cm">
          <draw:image xlink:href="Pictures/100002010000041B000009754FB8DA3BAF32F076.png" xlink:type="simple" xlink:show="embed" xlink:actuate="onLoad" loext:mime-type="image/png">
            <text:p/>
          </draw:image>
        </draw:frame>
        <draw:frame draw:style-name="gr17" draw:text-style-name="P6" draw:layer="layout" svg:width="4.6cm" svg:height="0.551cm" svg:x="5.117cm" svg:y="5.059cm">
          <draw:text-box>
            <text:p text:style-name="P5"><text:span text:style-name="T3">ATP, <text:s/>[Ca</text:span><text:span text:style-name="T10">2</text:span><text:span text:style-name="T11">+], <text:s/></text:span><text:span text:style-name="T12">redox, <text:s/>pH, <text:s/>NADPH,</text:span><text:span text:style-name="T12"><text:line-break/></text:span><text:span text:style-name="T12">cAMP, <text:s/>ADPR, <text:s/>PIP2, <text:s/>...</text:span></text:p>
          </draw:text-box>
        </draw:frame>
        <draw:frame draw:style-name="gr18" draw:text-style-name="P6" draw:layer="layout" svg:width="1.386cm" svg:height="0.276cm" svg:x="5.29cm" svg:y="6.124cm">
          <draw:text-box>
            <text:p text:style-name="P5"><text:span text:style-name="T5">Ion channels</text:span></text:p>
          </draw:text-box>
        </draw:frame>
        <draw:custom-shape draw:style-name="gr19" draw:text-style-name="P13" draw:layer="layout" svg:width="8.127cm" svg:height="3.987cm" svg:x="2.397cm" svg:y="2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6" draw:layer="layout" svg:width="1.238cm" svg:height="0.276cm" svg:x="7.625cm" svg:y="2.176cm">
          <draw:text-box>
            <text:p text:style-name="P5"><text:span text:style-name="T5">Na-K pump</text:span></text:p>
          </draw:text-box>
        </draw:frame>
        <draw:g>
          <draw:custom-shape draw:style-name="gr21" draw:text-style-name="P14" draw:layer="layout" svg:width="0.621cm" svg:height="0.799cm" draw:transform="skewX (0.00122173047639608) rotate (1.29730323300739) translate (6.987cm 2.982cm)">
            <text:p/>
            <draw:enhanced-geometry svg:viewBox="0 0 21600 21600" draw:mirror-horizontal="false" draw:mirror-vertical="false" draw:text-areas="0 0 21600 21600" draw:type="circular-arrow" draw:modifiers="-78.4073655399478 28.6669784538651 8667.594235126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2" draw:text-style-name="P15" draw:layer="layout" svg:width="0.286cm" svg:height="0.381cm" svg:x="7.281cm" svg:y="2.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23" draw:text-style-name="P16" draw:layer="layout" svg:width="0.075cm" svg:height="0.071cm" draw:transform="skewX (0.0141371669411541) rotate (3.11488911603428) translate (7.389cm 2.612cm)" draw:kind="cut" draw:start-angle="254.12" draw:end-angle="78.09">
              <text:p/>
            </draw:ellipse>
            <draw:ellipse draw:style-name="gr23" draw:text-style-name="P16" draw:layer="layout" svg:width="0.074cm" svg:height="0.078cm" draw:transform="skewX (0.0127409035395586) rotate (3.07404841153761) translate (7.415cm 2.521cm)" draw:kind="cut" draw:start-angle="254.12" draw:end-angle="78.09">
              <text:p/>
            </draw:ellipse>
            <draw:ellipse draw:style-name="gr23" draw:text-style-name="P16" draw:layer="layout" svg:width="0.074cm" svg:height="0.075cm" draw:transform="skewX (0.0132645023151569) rotate (3.11454005018388) translate (7.442cm 2.43cm)" draw:kind="cut" draw:start-angle="254.12" draw:end-angle="78.09">
              <text:p/>
            </draw:ellipse>
            <draw:custom-shape draw:style-name="gr24" draw:text-style-name="P17" draw:layer="layout" svg:width="0.09cm" svg:height="0.049cm" draw:transform="rotate (1.87273828738992) translate (7.443cm 2.4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5" draw:text-style-name="P17" draw:layer="layout" svg:width="0.089cm" svg:height="0.048cm" draw:transform="rotate (1.87273828738992) translate (7.473cm 2.5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6" draw:text-style-name="P18" draw:layer="layout" svg:width="0.223cm" svg:height="0.384cm" draw:transform="rotate (-3.14159265358979) translate (7.531cm 2.667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7" draw:text-style-name="P20" draw:layer="layout" svg:width="0.25cm" svg:height="0.25cm" svg:x="6.799cm" svg:y="2.592cm">
              <text:p text:style-name="P19"><text:span text:style-name="T1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21" draw:layer="layout" svg:width="0.25cm" svg:height="0.25cm" svg:x="7.799cm" svg:y="2.592cm">
              <text:p text:style-name="P19"><text:span text:style-name="T1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29" draw:text-style-name="P22" xml:id="id2" draw:id="id2" draw:layer="layout" svg:width="0.519cm" svg:height="0.276cm" svg:x="8.378cm" svg:y="4.642cm">
            <draw:text-box>
              <text:p><text:span text:style-name="T14">RET</text:span></text:p>
            </draw:text-box>
          </draw:frame>
          <draw:frame draw:style-name="gr29" draw:text-style-name="P23" xml:id="id3" draw:id="id3" draw:layer="layout" svg:width="0.5cm" svg:height="0.276cm" svg:x="5.952cm" svg:y="4.642cm">
            <draw:text-box>
              <text:p><text:span text:style-name="T15">FET</text:span></text:p>
            </draw:text-box>
          </draw:frame>
        </draw:g>
        <draw:custom-shape draw:style-name="gr30" draw:text-style-name="P13" draw:layer="layout" svg:width="0.236cm" svg:height="1.163cm" svg:x="5.217cm" svg:y="4.527cm">
          <text:p/>
          <draw:enhanced-geometry svg:viewBox="0 0 21600 21600" draw:mirror-vertical="true" draw:mirror-horizontal="fals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6" draw:layer="layout" svg:width="1.166cm" svg:height="0.885cm" svg:x="4.752cm" svg:y="3.2cm">
          <draw:text-box>
            <text:p text:style-name="P5"><text:span text:style-name="T5">Pyruvate</text:span></text:p>
            <text:p text:style-name="P5"><text:span text:style-name="T5">O</text:span><text:span text:style-name="T16">2</text:span></text:p>
            <text:p text:style-name="P5"><text:span text:style-name="T5"><text:s/></text:span></text:p>
          </draw:text-box>
        </draw:frame>
        <draw:frame draw:style-name="gr32" draw:text-style-name="P6" draw:layer="layout" svg:width="0.5cm" svg:height="0.669cm" svg:x="9.163cm" svg:y="3.2cm">
          <draw:text-box>
            <text:p text:style-name="P24"><text:span text:style-name="T12">CO</text:span><text:span text:style-name="T16">2</text:span><text:span text:style-name="T12"> </text:span></text:p>
            <text:p text:style-name="P5"><text:span text:style-name="T12">H</text:span><text:span text:style-name="T16">2</text:span><text:span text:style-name="T12">O</text:span></text:p>
          </draw:text-box>
        </draw:frame>
        <draw:line draw:style-name="gr33" draw:text-style-name="P2" draw:layer="layout" svg:x1="6cm" svg:y1="3.342cm" svg:x2="9.02cm" svg:y2="3.342cm">
          <text:p/>
        </draw:line>
        <draw:connector draw:style-name="gr34" draw:text-style-name="P2" draw:layer="layout" draw:type="curve" svg:x1="7.694cm" svg:y1="4.278cm" svg:x2="8.637cm" svg:y2="4.642cm" draw:start-shape="id1" draw:start-glue-point="1" draw:end-shape="id2" draw:end-glue-point="0" svg:d="M7694 4278c629 0 943 121 943 364" svg:viewBox="0 0 944 365">
          <text:p/>
        </draw:connector>
        <draw:connector draw:style-name="gr35" draw:text-style-name="P2" draw:layer="layout" draw:type="curve" svg:x1="7.155cm" svg:y1="4.278cm" svg:x2="6.202cm" svg:y2="4.642cm" draw:start-shape="id1" draw:start-glue-point="3" draw:end-shape="id3" draw:end-glue-point="0" svg:d="M7155 4278c-636 0-953 121-953 364" svg:viewBox="0 0 954 365">
          <text:p/>
        </draw:connector>
        <draw:frame draw:style-name="gr29" draw:text-style-name="P25" xml:id="id1" draw:id="id1" draw:layer="layout" svg:width="0.539cm" svg:height="0.276cm" svg:x="7.155cm" svg:y="4.14cm">
          <draw:text-box>
            <text:p text:style-name="P5"><text:span text:style-name="T17">ROS</text:span></text:p>
          </draw:text-box>
        </draw:frame>
        <draw:g>
          <draw:custom-shape draw:style-name="gr36" draw:text-style-name="P26" draw:layer="layout" svg:width="1.927cm" svg:height="0.9cm" svg:x="6.461cm" svg:y="3.0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7" draw:layer="layout" svg:width="1.686cm" svg:height="0.59cm" svg:x="6.582cm" svg:y="3.2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8" draw:text-style-name="P28" draw:layer="layout" svg:width="1.865cm" svg:height="0.551cm" svg:x="3.25cm" svg:y="4.84cm">
          <draw:text-box>
            <text:p text:style-name="P5"><text:span text:style-name="T18">Metabolic Signal </text:span></text:p>
            <text:p text:style-name="P5"><text:span text:style-name="T18">(MS)</text:span></text:p>
          </draw:text-box>
        </draw:frame>
        <draw:g>
          <draw:g>
            <draw:g>
              <draw:custom-shape draw:style-name="gr39" draw:text-style-name="P29" draw:layer="layout" svg:width="0.284cm" svg:height="0.378cm" draw:transform="rotate (-3.14159265358979) translate (7.566cm 6.519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30" draw:layer="layout" svg:width="0.119cm" svg:height="0.391cm" svg:x="7.364cm" svg:y="6.133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1" draw:text-style-name="P29" draw:layer="layout" svg:width="0.177cm" svg:height="0.192cm" draw:transform="rotate (-3.14159265358979) translate (7.535cm 6.252cm)" draw:kind="arc" draw:start-angle="182.25" draw:end-angle="271.83">
                <text:p/>
              </draw:ellipse>
              <draw:custom-shape draw:style-name="gr42" draw:text-style-name="P31" draw:layer="layout" svg:width="0.054cm" svg:height="0.054cm" draw:transform="rotate (-3.14159265358979) translate (7.466cm 6.07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3" draw:text-style-name="P32" draw:layer="layout" svg:width="0.284cm" svg:height="0.378cm" draw:transform="rotate (-3.14159265358979) translate (8.066cm 6.521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30" draw:layer="layout" svg:width="0.119cm" svg:height="0.391cm" svg:x="7.864cm" svg:y="6.135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1" draw:text-style-name="P29" draw:layer="layout" svg:width="0.177cm" svg:height="0.192cm" draw:transform="rotate (-3.14159265358979) translate (8.035cm 6.254cm)" draw:kind="arc" draw:start-angle="182.25" draw:end-angle="271.83">
                <text:p/>
              </draw:ellipse>
              <draw:custom-shape draw:style-name="gr42" draw:text-style-name="P31" draw:layer="layout" svg:width="0.054cm" svg:height="0.054cm" draw:transform="rotate (-3.14159265358979) translate (7.966cm 6.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4" draw:text-style-name="P33" draw:layer="layout" svg:width="0.284cm" svg:height="0.378cm" draw:transform="rotate (-3.14159265358979) translate (7.066cm 6.523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0" draw:text-style-name="P30" draw:layer="layout" svg:width="0.119cm" svg:height="0.391cm" svg:x="6.864cm" svg:y="6.137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1" draw:text-style-name="P29" draw:layer="layout" svg:width="0.177cm" svg:height="0.192cm" draw:transform="rotate (-3.14159265358979) translate (7.035cm 6.256cm)" draw:kind="arc" draw:start-angle="182.25" draw:end-angle="271.83">
                <text:p/>
              </draw:ellipse>
              <draw:custom-shape draw:style-name="gr42" draw:text-style-name="P31" draw:layer="layout" svg:width="0.054cm" svg:height="0.054cm" draw:transform="rotate (-3.14159265358979) translate (6.966cm 6.08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20" draw:text-style-name="P6" draw:layer="layout" svg:width="1.238cm" svg:height="0.276cm" svg:x="2.89cm" svg:y="3.2cm">
          <draw:text-box>
            <text:p text:style-name="P5"><text:span text:style-name="T5">Glucose</text:span></text:p>
          </draw:text-box>
        </draw:frame>
        <draw:frame draw:style-name="gr14" draw:text-style-name="P4" draw:layer="layout" svg:width="0.18cm" svg:height="0.319cm" svg:x="2.231cm" svg:y="6.761cm">
          <draw:text-box>
            <text:p><text:span text:style-name="T2">b</text:span></text:p>
          </draw:text-box>
        </draw:frame>
        <draw:frame draw:style-name="gr4" draw:text-style-name="P4" draw:layer="layout" svg:width="0.176cm" svg:height="0.319cm" svg:x="4.717cm" svg:y="6.761cm">
          <draw:text-box>
            <text:p><text:span text:style-name="T2">c</text:span></text:p>
          </draw:text-box>
        </draw:frame>
        <draw:frame draw:style-name="gr4" draw:text-style-name="P4" draw:layer="layout" svg:width="0.176cm" svg:height="0.319cm" svg:x="6.917cm" svg:y="6.761cm">
          <draw:text-box>
            <text:p><text:span text:style-name="T2">d</text:span></text:p>
          </draw:text-box>
        </draw:frame>
        <draw:frame draw:style-name="gr14" draw:text-style-name="P4" draw:layer="layout" svg:width="0.18cm" svg:height="0.319cm" svg:x="8.756cm" svg:y="6.761cm">
          <draw:text-box>
            <text:p><text:span text:style-name="T2">e</text:span></text:p>
          </draw:text-box>
        </draw:frame>
        <draw:frame draw:style-name="gr14" draw:text-style-name="P4" draw:layer="layout" svg:width="0.18cm" svg:height="0.319cm" svg:x="2.231cm" svg:y="1.962cm">
          <draw:text-box>
            <text:p><text:span text:style-name="T2">a</text:span></text:p>
          </draw:text-box>
        </draw:frame>
        <draw:custom-shape draw:style-name="gr45" draw:text-style-name="P34" draw:layer="layout" svg:width="0.501cm" svg:height="0.352cm" svg:x="7.174cm" svg:y="3.774cm">
          <text:p/>
          <draw:enhanced-geometry svg:viewBox="0 0 21600 21600" draw:mirror-vertical="true" draw:text-areas="?f0 ?f7 ?f2 21600" draw:type="up-arrow" draw:modifiers="5201.13314447592 6995.4545454545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4" draw:layer="layout" svg:width="0.8cm" svg:height="0.696cm" draw:transform="rotate (0.113446401379631) translate (7.013cm 2.558cm)">
          <text:p/>
          <draw:enhanced-geometry svg:viewBox="0 0 21600 21600" draw:mirror-vertical="true" draw:mirror-horizontal="true" draw:text-areas="0 0 21600 21600" draw:type="circular-arrow" draw:modifiers="-168.714429669625 -11.2266685893688 8783.8117207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7" draw:text-style-name="P35" draw:layer="layout" svg:width="1.399cm" svg:height="0.276cm" svg:x="6.732cm" svg:y="3.385cm">
          <draw:text-box>
            <text:p text:style-name="P5"><text:span text:style-name="T19">Mitochondria</text:span></text:p>
          </draw:text-box>
        </draw:frame>
        <draw:frame draw:style-name="gr20" draw:text-style-name="P35" draw:layer="layout" svg:width="1.238cm" svg:height="0.276cm" svg:x="8.794cm" svg:y="2.538cm">
          <draw:text-box>
            <text:p text:style-name="P5"><text:span text:style-name="T19">Neuron </text:span></text:p>
          </draw:text-box>
        </draw:frame>
        <draw:custom-shape draw:style-name="gr48" draw:text-style-name="P36" draw:layer="layout" svg:width="0.685cm" svg:height="0.254cm" svg:x="4.069cm" svg:y="3.2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6" draw:layer="layout" svg:width="1.238cm" svg:height="0.276cm" svg:x="4.716cm" svg:y="2.538cm">
          <draw:text-box>
            <text:p text:style-name="P5"><text:span text:style-name="T5">Lactate</text:span></text:p>
          </draw:text-box>
        </draw:frame>
        <draw:custom-shape draw:style-name="gr49" draw:text-style-name="P36" draw:layer="layout" svg:width="0.311cm" svg:height="0.254cm" draw:transform="rotate (1.5707963267949) translate (5.208cm 3.1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0" draw:text-style-name="P37" draw:layer="layout" svg:width="0.3cm" svg:height="0.3cm" svg:x="6.044cm" svg:y="3.95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51" draw:text-style-name="P7" draw:layer="layout" svg:width="0.3cm" svg:height="0.3cm" svg:x="8.505cm" svg:y="3.95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30" draw:text-style-name="P13" draw:layer="layout" svg:width="0.236cm" svg:height="1.163cm" svg:x="9.295cm" svg:y="4.527cm">
          <text:p/>
          <draw:enhanced-geometry svg:viewBox="0 0 21600 21600" draw:mirror-vertical="true" draw:mirror-horizontal="tru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2:18:00.729840809</meta:creation-date>
    <meta:generator>LibreOffice/6.4.7.2$Linux_X86_64 LibreOffice_project/40$Build-2</meta:generator>
    <dc:date>2023-02-07T15:09:13.602336666</dc:date>
    <meta:editing-duration>P1DT9H14M18S</meta:editing-duration>
    <meta:editing-cycles>41</meta:editing-cycles>
    <meta:document-statistic meta:object-count="88"/>
  </office:meta>
</office:document-meta>
</file>